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ZRS</text:p>
          </table:table-cell>
          <table:table-cell office:value-type="string">
            <text:p>MG4</text:p>
          </table:table-cell>
          <table:table-cell office:value-type="string">
            <text:p>MG2</text:p>
          </table:table-cell>
          <table:table-cell office:value-type="string">
            <text:p>MG3</text:p>
          </table:table-cell>
          <table:table-cell office:value-type="string">
            <text:p>MG1</text:p>
          </table:table-cell>
          <table:table-cell office:value-type="string">
            <text:p>ME2</text:p>
          </table:table-cell>
          <table:table-cell office:value-type="string">
            <text:p>ME1</text:p>
          </table:table-cell>
          <table:table-cell office:value-type="string">
            <text:p>ME3</text:p>
          </table:table-cell>
          <table:table-cell office:value-type="string">
            <text:p>Lomnishniy</text:p>
          </table:table-cell>
        </table:table-row>
        <table:table-row table:style-name="ro1">
          <table:table-cell office:value-type="string">
            <text:p>Arenicola marin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bricia sabel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mmarus s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ydrobia ulvae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Littorina saxatili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coma balthica</text:p>
          </table:table-cell>
          <table:table-cell table:number-columns-repeated="9" office:value-type="float" office:value="1">
            <text:p>1</text:p>
          </table:table-cell>
        </table:table-row>
        <table:table-row table:style-name="ro1">
          <table:table-cell office:value-type="string">
            <text:p>Microspio theli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ytilus edul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ranai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seudalibrotu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ygospio elegans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Tubifex costatus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ubificoides beneden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litte virens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Jaera s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hironomida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teone long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ya arena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ontoporea affinis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nchytraeida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noculodes sp.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Limaponlia cocksi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lichopodida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tylus carinatus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pitella capita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litellio arenarius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rophium bonelli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ngon crangon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ylichna alb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ylichna occul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astylis sulca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pheria vinc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licryptus spinulosus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rmathoe imbrica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ttorina littore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ittorina obtusa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cronephthys minu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mertini indet.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phthys sp.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ligochae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helia limacin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ctinaria sp.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yllodoce groenlandic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lydora quadrilobata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alibregma inflatum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oloplos armiger</text:p>
          </table:table-cell>
          <table:table-cell table:number-columns-repeated="8"/>
          <table:table-cell office:value-type="float" office:value="1">
            <text:p>1</text:p>
          </table:table-cell>
        </table:table-row>
      </table:table>
      <table:named-expressions/>
      <table:database-ranges>
        <table:database-range table:name="__Anonymous_Sheet_DB__0" table:target-range-address="Sheet1.A2:Sheet1.AMI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0000-00-00T23:04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10-06T14:38:07</meta:creation-date>
    <dc:date>2014-10-09T15:33:21</dc:date>
    <dc:creator>Sophia Nazarova</dc:creator>
    <meta:editing-duration>PT22M18S</meta:editing-duration>
    <meta:editing-cycles>3</meta:editing-cycles>
    <meta:generator>LibreOffice/3.6$Linux_X86_64 LibreOffice_project/360m1$Build-2</meta:generator>
    <meta:document-statistic meta:table-count="1" meta:cell-count="277" meta:object-count="0"/>
  </office:meta>
</office:document-meta>
</file>